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 fo:padding-left="14.4pt" fo:padding-bottom="1.44pt" fo:padding-right="7.2pt" fo:padding-top="2.88pt"/>
    </style:style>
    <style:style style:family="paragraph" style:name="CellContent1" style:display-name="CellContent1">
      <style:text-properties fo:color="#ffffff" style:font-name="Courier" fo:font-size="14.0pt"/>
      <style:paragraph-properties fo:text-align="right" style:line-spacing="36.0pt"/>
    </style:style>
    <style:style style:family="table-cell" style:name="TableCell2" style:display-name="TableCell2">
      <style:table-cell-properties style:vertical-align="top" fo:padding-left="14.4pt" fo:padding-bottom="1.44pt" fo:padding-right="7.2pt" fo:padding-top="2.88pt"/>
    </style:style>
    <style:style style:family="paragraph" style:name="CellContent2" style:display-name="CellContent2">
      <style:text-properties fo:color="#ffffff" style:font-name="Courier" fo:font-size="14.0pt"/>
      <style:paragraph-properties fo:text-align="right" style:line-spacing="36.0pt"/>
    </style:style>
    <style:style style:family="table-cell" style:name="TableCell3" style:display-name="TableCell3">
      <style:table-cell-properties style:vertical-align="top"/>
    </style:style>
    <style:style style:family="paragraph" style:name="CellContent3" style:display-name="CellContent3">
      <style:text-properties fo:color="#ffffff" style:font-name="Courier" fo:font-size="14.0pt"/>
      <style:paragraph-properties style:line-spacing="36.0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ffffff" style:font-name="Courier" fo:font-size="14.0pt"/>
      <style:paragraph-properties style:line-spacing="36.0pt"/>
    </style:style>
    <style:style style:family="table-cell" style:name="TableCell5" style:display-name="TableCell5">
      <style:table-cell-properties style:vertical-align="top" fo:padding-left="14.4pt" fo:padding-bottom="1.44pt" fo:padding-right="7.2pt" fo:padding-top="2.88pt"/>
    </style:style>
    <style:style style:family="paragraph" style:name="CellContent5" style:display-name="CellContent5">
      <style:text-properties fo:color="#ffffff" style:font-name="Courier" fo:font-size="14.0pt"/>
      <style:paragraph-properties fo:text-align="right" style:line-spacing="36.0pt"/>
    </style:style>
    <style:style style:family="table-cell" style:name="TableCell6" style:display-name="TableCell6">
      <style:table-cell-properties fo:padding-right="7.2pt" fo:padding-left="14.4pt" fo:background-color="#800080" fo:padding-bottom="1.44pt" style:vertical-align="top" fo:padding-top="2.88pt"/>
    </style:style>
    <style:style style:family="paragraph" style:name="CellContent6" style:display-name="CellContent6">
      <style:text-properties fo:color="#ffffff" style:font-name="Courier" fo:font-size="14.0pt"/>
      <style:paragraph-properties fo:text-align="right" style:line-spacing="36.0pt"/>
    </style:style>
    <style:style style:family="table-cell" style:name="TableCell7" style:display-name="TableCell7">
      <style:table-cell-properties style:vertical-align="top" fo:background-color="#800080"/>
    </style:style>
    <style:style style:family="paragraph" style:name="CellContent7" style:display-name="CellContent7">
      <style:text-properties fo:color="#ffffff" style:font-name="Courier" fo:font-size="14.0pt"/>
      <style:paragraph-properties style:line-spacing="36.0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ffffff" style:font-name="Courier" fo:font-size="14.0pt"/>
      <style:paragraph-properties style:line-spacing="36.0pt"/>
    </style:style>
    <style:style style:family="table-cell" style:name="TableCell9" style:display-name="TableCell9">
      <style:table-cell-properties style:vertical-align="top" fo:padding-left="14.4pt" fo:padding-bottom="1.44pt" fo:padding-right="7.2pt" fo:padding-top="2.88pt"/>
    </style:style>
    <style:style style:family="paragraph" style:name="CellContent9" style:display-name="CellContent9">
      <style:text-properties/>
      <style:paragraph-properties fo:text-align="right"/>
    </style:style>
    <style:style style:family="table-cell" style:name="TableCell10" style:display-name="TableCell10">
      <style:table-cell-properties fo:padding-right="7.2pt" fo:padding-left="14.4pt" fo:background-color="#800080" fo:padding-bottom="1.44pt" style:vertical-align="top" fo:padding-top="2.88pt"/>
    </style:style>
    <style:style style:family="paragraph" style:name="CellContent10" style:display-name="CellContent10">
      <style:text-properties/>
      <style:paragraph-properties fo:text-align="right"/>
    </style:style>
    <style:style style:family="table-cell" style:name="TableCell11" style:display-name="TableCell11">
      <style:table-cell-properties style:vertical-align="top" fo:background-color="#800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.4pt" fo:padding-bottom="1.44pt" fo:padding-right="7.2pt" fo:padding-top="2.88pt"/>
    </style:style>
    <style:style style:family="paragraph" style:name="CellContent13" style:display-name="CellContent13">
      <style:text-properties/>
      <style:paragraph-properties fo:text-align="right"/>
    </style:style>
    <style:style style:family="table-cell" style:name="TableCell14" style:display-name="TableCell14">
      <style:table-cell-properties fo:padding-right="7.2pt" fo:padding-left="14.4pt" fo:background-color="#800080" fo:padding-bottom="1.44pt" style:vertical-align="bottom" fo:padding-top="2.88pt"/>
    </style:style>
    <style:style style:family="paragraph" style:name="CellContent14" style:display-name="CellContent14">
      <style:text-properties/>
      <style:paragraph-properties fo:text-align="right"/>
    </style:style>
    <style:style style:family="table-cell" style:name="TableCell15" style:display-name="TableCell15">
      <style:table-cell-properties style:vertical-align="bottom" fo:background-color="#80008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padding-left="14.4pt" fo:padding-bottom="1.44pt" fo:padding-right="7.2pt" fo:padding-top="2.88pt"/>
    </style:style>
    <style:style style:family="paragraph" style:name="CellContent17" style:display-name="CellContent17">
      <style:text-properties/>
      <style:paragraph-properties fo:text-align="right"/>
    </style:style>
    <style:style style:family="table-cell" style:name="TableCell18" style:display-name="TableCell18">
      <style:table-cell-properties style:vertical-align="bottom" fo:padding-left="14.4pt" fo:padding-bottom="1.44pt" fo:padding-right="7.2pt" fo:padding-top="2.88pt"/>
    </style:style>
    <style:style style:family="paragraph" style:name="CellContent18" style:display-name="CellContent18">
      <style:text-properties/>
      <style:paragraph-properties fo:text-align="right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style:vertical-align="bottom"/>
    </style:style>
    <style:style style:family="paragraph" style:name="CellContent21" style:display-name="CellContent21">
      <style:text-properties/>
      <style:paragraph-properties style:line-spacing="12.96pt"/>
    </style:style>
    <style:style style:family="table-cell" style:name="TableCell22" style:display-name="TableCell22">
      <style:table-cell-properties style:vertical-align="bottom"/>
    </style:style>
    <style:style style:family="paragraph" style:name="CellContent22" style:display-name="CellContent22">
      <style:text-properties/>
      <style:paragraph-properties style:line-spacing="12.96pt"/>
    </style:style>
    <style:style style:family="table-cell" style:name="TableCell23" style:display-name="TableCell23">
      <style:table-cell-properties style:vertical-align="bottom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/>
    </style:style>
    <style:style style:family="paragraph" style:name="CellContent25" style:display-name="CellContent25">
      <style:text-properties/>
      <style:paragraph-properties style:line-spacing="12.96pt"/>
    </style:style>
    <style:style style:family="table-cell" style:name="TableCell26" style:display-name="TableCell26">
      <style:table-cell-properties style:vertical-align="bottom"/>
    </style:style>
    <style:style style:family="paragraph" style:name="CellContent26" style:display-name="CellContent26">
      <style:text-properties/>
      <style:paragraph-properties style:line-spacing="12.96pt"/>
    </style:style>
    <style:style style:family="table-cell" style:name="TableCell27" style:display-name="TableCell27">
      <style:table-cell-properties style:vertical-align="bottom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/>
    </style:style>
    <style:style style:family="paragraph" style:name="CellContent29" style:display-name="CellContent29">
      <style:text-properties/>
      <style:paragraph-properties style:line-spacing="12.96pt"/>
    </style:style>
    <style:style style:family="table-cell" style:name="TableCell30" style:display-name="TableCell30">
      <style:table-cell-properties style:vertical-align="bottom"/>
    </style:style>
    <style:style style:family="paragraph" style:name="CellContent30" style:display-name="CellContent30">
      <style:text-properties/>
      <style:paragraph-properties style:line-spacing="12.96pt"/>
    </style:style>
    <style:style style:family="table-cell" style:name="TableCell31" style:display-name="TableCell31">
      <style:table-cell-properties style:vertical-align="bottom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ackground-color="#0000ff"/>
    </style:style>
    <style:style style:family="paragraph" style:name="CellContent33" style:display-name="CellContent33">
      <style:text-properties/>
      <style:paragraph-properties style:line-spacing="12.96pt"/>
    </style:style>
    <style:style style:family="table-cell" style:name="TableCell34" style:display-name="TableCell34">
      <style:table-cell-properties style:vertical-align="bottom" fo:background-color="#ffff00"/>
    </style:style>
    <style:style style:family="paragraph" style:name="CellContent34" style:display-name="CellContent34">
      <style:text-properties/>
      <style:paragraph-properties style:line-spacing="12.96pt"/>
    </style:style>
    <style:style style:family="table-cell" style:name="TableCell35" style:display-name="TableCell35">
      <style:table-cell-properties style:vertical-align="bottom" fo:background-color="#0000ff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ackground-color="#ffff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ackground-color="#0000ff"/>
    </style:style>
    <style:style style:family="paragraph" style:name="CellContent37" style:display-name="CellContent37">
      <style:text-properties/>
      <style:paragraph-properties style:line-spacing="12.96pt"/>
    </style:style>
    <style:style style:family="table-cell" style:name="TableCell38" style:display-name="TableCell38">
      <style:table-cell-properties style:vertical-align="bottom" fo:background-color="#ffff00"/>
    </style:style>
    <style:style style:family="paragraph" style:name="CellContent38" style:display-name="CellContent38">
      <style:text-properties/>
      <style:paragraph-properties style:line-spacing="12.96pt"/>
    </style:style>
    <style:style style:family="table-cell" style:name="TableCell39" style:display-name="TableCell39">
      <style:table-cell-properties style:vertical-align="bottom" fo:background-color="#0000ff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ffff0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41" style:display-name="TableCell41">
      <style:table-cell-properties style:vertical-align="middle" fo:background-color="#ff0000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bottom" fo:background-color="#ff0000"/>
    </style:style>
    <style:style style:family="paragraph" style:name="CellContent44" style:display-name="CellContent44">
      <style:text-properties/>
      <style:paragraph-properties/>
    </style:style>
    <style:style style:family="table-cell" style:name="TableCell53" style:display-name="TableCell53">
      <style:table-cell-properties style:vertical-align="bottom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/>
    </style:style>
    <style:style style:family="paragraph" style:name="CellContent55" style:display-name="CellContent55">
      <style:text-properties/>
      <style:paragraph-properties/>
    </style:style>
    <style:style style:family="table-cell" style:name="TableCell57" style:display-name="TableCell57">
      <style:table-cell-properties style:vertical-align="bottom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/>
    </style:style>
    <style:style style:family="paragraph" style:name="CellContent59" style:display-name="CellContent59">
      <style:text-properties/>
      <style:paragraph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61" style:display-name="TableCell61">
      <style:table-cell-properties style:vertical-align="bottom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cell" style:name="TableCell62" style:display-name="TableCell62">
      <style:table-cell-properties style:vertical-align="bottom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vertical-align="bottom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vertical-align="bottom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cell" style:name="TableCell67" style:display-name="TableCell67">
      <style:table-cell-properties style:vertical-align="bottom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vertical-align="bottom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vertical-align="bottom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vertical-align="bottom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cell" style:name="TableCell71" style:display-name="TableCell71">
      <style:table-cell-properties style:vertical-align="bottom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vertical-align="bottom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vertical-align="bottom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cell" style:name="TableCell76" style:display-name="TableCell76">
      <style:table-cell-properties style:vertical-align="bottom"/>
    </style:style>
    <style:style style:family="paragraph" style:name="CellContent76" style:display-name="CellContent76">
      <style:text-properties style:font-name="Courier-Bold" fo:font-size="10.0pt"/>
      <style:paragraph-properties/>
    </style:style>
    <style:style style:family="table-cell" style:name="TableCell77" style:display-name="TableCell77">
      <style:table-cell-properties style:vertical-align="bottom"/>
    </style:style>
    <style:style style:family="paragraph" style:name="CellContent77" style:display-name="CellContent77">
      <style:text-properties style:font-name="Courier-Bold" fo:font-size="10.0pt"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 style:font-name="Courier-Bold" fo:font-size="10.0pt"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 style:font-name="Courier-Bold" fo:font-size="10.0pt"/>
      <style:paragraph-properties/>
    </style:style>
    <style:style style:family="table-cell" style:name="TableCell80" style:display-name="TableCell80">
      <style:table-cell-properties style:vertical-align="bottom"/>
    </style:style>
    <style:style style:family="paragraph" style:name="CellContent80" style:display-name="CellContent80">
      <style:text-properties style:font-name="Courier-Bold" fo:font-size="10.0pt"/>
      <style:paragraph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53" office:value-type="string">
            <text:p text:style-name="CellContent53"><text:span text:style-name="T44">03</text:span></text:p>
          </table:table-cell>
          <table:table-cell table:style-name="TableCell57" office:value-type="string">
            <text:p text:style-name="CellContent57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6">13</text:span></text:p>
          </table:table-cell>
          <table:table-cell table:style-name="TableCell58" office:value-type="string">
            <text:p text:style-name="CellContent58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5" office:value-type="string">
            <text:p text:style-name="CellContent55"><text:span text:style-name="T48">23</text:span></text:p>
          </table:table-cell>
          <table:table-cell table:style-name="TableCell59" office:value-type="string">
            <text:p text:style-name="CellContent59"><text:span text:style-name="T49">24</text:span></text:p>
          </table:table-cell>
        </table:table-row>
        <table:table-row table:style-name="TableRow12">
          <table:table-cell table:style-name="TableCell44" table:number-columns-spanned="5" office:value-type="string">
            <text:p text:style-name="CellContent44"><text:span text:style-name="T50">30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51">00</text:span></text:p>
          </table:table-cell>
          <table:table-cell table:style-name="TableCell65" office:value-type="string">
            <text:p text:style-name="CellContent65"><text:span text:style-name="T52">01</text:span></text:p>
          </table:table-cell>
          <table:table-cell table:style-name="TableCell69" office:value-type="string">
            <text:p text:style-name="CellContent69"><text:span text:style-name="T53">02</text:span></text:p>
          </table:table-cell>
          <table:table-cell table:style-name="TableCell73" office:value-type="string">
            <text:p text:style-name="CellContent73"><text:span text:style-name="T54">03</text:span></text:p>
          </table:table-cell>
          <table:table-cell table:style-name="TableCell77" office:value-type="string">
            <text:p text:style-name="CellContent77"><text:span text:style-name="T55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56">10</text:span></text:p>
          </table:table-cell>
          <table:table-cell table:style-name="TableCell66" office:value-type="string">
            <text:p text:style-name="CellContent66"><text:span text:style-name="T57">11</text:span></text:p>
          </table:table-cell>
          <table:table-cell table:style-name="TableCell70" office:value-type="string">
            <text:p text:style-name="CellContent70"><text:span text:style-name="T58">12</text:span></text:p>
          </table:table-cell>
          <table:table-cell table:style-name="TableCell74" office:value-type="string">
            <text:p text:style-name="CellContent74"><text:span text:style-name="T59">13</text:span></text:p>
          </table:table-cell>
          <table:table-cell table:style-name="TableCell78" office:value-type="string">
            <text:p text:style-name="CellContent78"><text:span text:style-name="T60">14</text:span></text:p>
          </table:table-cell>
        </table:table-row>
        <table:table-row table:style-name="TableRow15">
          <table:table-cell table:style-name="TableCell63" office:value-type="string">
            <text:p text:style-name="CellContent63"><text:span text:style-name="T61">20</text:span></text:p>
          </table:table-cell>
          <table:table-cell table:style-name="TableCell67" office:value-type="string">
            <text:p text:style-name="CellContent67"><text:span text:style-name="T62">21</text:span></text:p>
          </table:table-cell>
          <table:table-cell table:style-name="TableCell71" office:value-type="string">
            <text:p text:style-name="CellContent71"><text:span text:style-name="T63">22</text:span></text:p>
          </table:table-cell>
          <table:table-cell table:style-name="TableCell75" office:value-type="string">
            <text:p text:style-name="CellContent75"><text:span text:style-name="T64">23</text:span></text:p>
          </table:table-cell>
          <table:table-cell table:style-name="TableCell79" office:value-type="string">
            <text:p text:style-name="CellContent79"><text:span text:style-name="T65">24</text:span></text:p>
          </table:table-cell>
        </table:table-row>
        <table:table-row table:style-name="TableRow16">
          <table:table-cell table:style-name="TableCell64" office:value-type="string">
            <text:p text:style-name="CellContent64"><text:span text:style-name="T66">30</text:span></text:p>
          </table:table-cell>
          <table:table-cell table:style-name="TableCell68" office:value-type="string">
            <text:p text:style-name="CellContent68"><text:span text:style-name="T67">31</text:span></text:p>
          </table:table-cell>
          <table:table-cell table:style-name="TableCell72" office:value-type="string">
            <text:p text:style-name="CellContent72"><text:span text:style-name="T68">32</text:span></text:p>
          </table:table-cell>
          <table:table-cell table:style-name="TableCell76" office:value-type="string">
            <text:p text:style-name="CellContent76"><text:span text:style-name="T69">33</text:span></text:p>
          </table:table-cell>
          <table:table-cell table:style-name="TableCell80" office:value-type="string">
            <text:p text:style-name="CellContent80"><text:span text:style-name="T70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